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9_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Dr. Heller; Mrs. H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or a funeral/</text:p>
      <text:p text:style-name="P3">Brethren. <text:s/>Occasions have often arisen during my/ official ministration, upon which I regretted my/ ignorance of the language familiar to a vast/ majority of my fellow-believers in America, but/ never have I lamented it more deeply than when/ I heard of the decease of Mrs H.... <text:s/>For if words/ of sympathy, can allay sorrow, they should be/ spoken now mainly to him whose anguish is/ the keenest, because his loss is soul-tearing, soul-desolating./ <text:s/>Far be it from me to intimate that the children/ of the venerable departed do not grieve over this/ earthly separation. <text:s/>They doubtless feel it with intensity/ of pain, and they would have considered no sacrifice/ too great, had it been in their power to <text:span text:style-name="T2">keep</text:span><text:span text:style-name="T3"> hold/ longer in their midst the dear being who gave them birth and boundless/ affection. <text:s/>They surely deplore the inability of human efforts to keep yet/ alive their mother--though aged--</text:span><text:span text:style-name="T2">yet</text:span><text:span text:style-name="T3"> for another/ series of years, but the distress they experience will/ be lessened as time rolls on in the bestowal of love/ on other objects nigh to them in their sweet re-/-lations of life, relations of husbands, wives and/ parents, which they have severally contracted./ <text:s/>It is so Divinely ordained [Hebrew]/</text:span></text:p>
      <text:p text:style-name="P3"><text:span text:style-name="T3"/></text:p>
      <text:p text:style-name="P3"><text:span text:style-name="T3">[Page 2]</text:span></text:p>
      <text:p text:style-name="P3"><text:span text:style-name="T3">"By a heavenly dispensation, the memory of/ the dead is gradually removed from the mind." <text:s/>But my/ friend Dr. H...will not find the same outlet/ to his affliction. <text:s/>The woman he wedded in </text:span><text:span text:style-name="T2">his</text:span><text:span text:style-name="T3"> the buoyancy of/ youth, </text:span><text:span text:style-name="T2">and</text:span><text:span text:style-name="T3"> the woman in whose constant companionship he/ spent more than half a century; the woman/ whose association assuaged the pangs of bereave-/-ments he has frequently sustained, was essential/ to his existence. <text:s/>He absolutely needed her patient care, her/ provident </text:span><text:soft-page-break/><text:span text:style-name="T3">attention, her kind, connubial tender-/-ness. <text:s/>Therefore is another sentence of Israel's/ sages applicable to him [Hebrew]/ "A man who becries the wife he </text:span><text:span text:style-name="T2">first married</text:span><text:span text:style-name="T3"> [?] choice,/ has naught but darkness to face." <text:s/>It will/ be then easily understood why I had eagerly wished/ that it lay within reach of my capacity to address/ Dr Heller at this hour, in a language which he best/ comprehends. <text:s/>He is the </text:span><text:span text:style-name="T2">greatest deepest</text:span><text:span text:style-name="T3"> chief mourner here,/ and to him expressions of condolence and fellow-/feelings fittingly set forth might prove of some comfort. <text:s/>Still,/ after all the affect of my speech might be/ </text:span><text:span text:style-name="T2">short lived</text:span><text:span text:style-name="T3"> very precarious. <text:s/>When the heart is </text:span><text:span text:style-name="T2">torn</text:span><text:span text:style-name="T3"> cut asunder, such appliances/</text:span></text:p>
      <text:p text:style-name="P3"><text:span text:style-name="T3"/></text:p>
      <text:p text:style-name="P3"><text:span text:style-name="T3">[Page 3]</text:span></text:p>
      <text:p text:style-name="P3"><text:span text:style-name="T3">must be resorted to as will </text:span><text:span text:style-name="T2">stop</text:span><text:span text:style-name="T3"> check the flow/ of blood. <text:s/>Actions will do it, and who should/ perform them, if not the sons and daughters of/ my friend? <text:s/>They cannot bring about a perfect/ healing. <text:s/>Too deep is the wound, and age makes/ it sorer, but they can soften the pain. <text:s/>Without/ neglecting duties which are also </text:span><text:span text:style-name="T2">very</text:span><text:span text:style-name="T3"> sacred, they/ can devote their joint thoughts to the righteous task/ of mitigating the suffering endured by their bereaved/ father. <text:s/>They will, I trust, advise together how/ to render an irreparable loss less grievous,/ how to cause the decaying years of my friend to glide/ away tranquilly, if not joyfully. <text:s/>I know that it/ scarcely becomes me, who cannot claim the right of/ spiritual stewardship over them, to exhort; but as an/ interpreter of God's will, enunciated in the fifth com-/-mandment of the Decalogue, I beg of Dr H's child-/-ren to bear with him in his practices and in his/ preferences, however </text:span><text:span text:style-name="T2">they stray</text:span><text:span text:style-name="T3"> widely their mode of thinking/ may differ in matters pertaining to ritual religion./ <text:s/>By thus honoring their father, they will show filial/ reverence to the memory of their mother./</text:span></text:p>
      <text:p text:style-name="P3"><text:span text:style-name="T3"/></text:p>
      <text:p text:style-name="P3"><text:span text:style-name="T3">[Page 4]</text:span></text:p>
      <text:p text:style-name="P3"><text:span text:style-name="T3">For, judging from a slight acquaintance, I/ have reasons to believe that </text:span><text:span text:style-name="T2">short</text:span><text:span text:style-name="T3"> she would have so </text:span><text:span text:style-name="T2">enjoying</text:span><text:span text:style-name="T3"> enjoined/ upon her sons and daughters. <text:s/>Gentle she appeared/ and of a yielding disposition to promote peace. <text:s/>To the/ virtues which so adorn a woman--industry and retiring/ habits, I am assured that she added loving-kindness and/ forbearance. <text:s/>None can supply her place to the position/ she held in her husband's heart, but her offspring must/ endeavour to make her absence bearable by means of un-/-remitting filial devotion. <text:s/></text:span><text:span text:style-name="T2">That</text:span><text:span text:style-name="T3"> They will </text:span><text:span text:style-name="T2">I am certain,</text:span><text:span text:style-name="T3">/ and </text:span><text:span text:style-name="T2">because</text:span><text:span text:style-name="T3"> by reason of it I am directed from on high to ensure/ to them happiness here and hereafter [Hebrew]/</text:span></text:p>
      <text:p text:style-name="P3"><text:span text:style-name="T3"><text:tab/>Everlasting God! <text:s/>Let Thy Sinaic promises be fulfilled/ in the children of Thy handmaid J. H. as a recompense for their demeanour. <text:s/>May they become/ a tower of strength to their father, now physically and moral-/-ly weakened down by afflictions. <text:s/>Let them see and feel/ their reward in the restoration of calmness and in/ that of health in one still diseased and seeking Thy celestial/ assistance. <text:s/>May the satisfaction of having fulfilled Thy/ ordinance be accompanied with the blessing of a prosperous ex-/-istence. <text:s/>And for the sake of her, whose spirits stands now at the bar of/ Thy justice, I beseech Thee O Lord! May the accusations of sin be silenced, and the/ pleading of womanly virtues win for her soul acquittal and pardon, and/ a lofty station where bliss is enthroned for ever mor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5:06:07.18</meta:creation-date>
    <meta:document-statistic meta:table-count="0" meta:image-count="0" meta:object-count="0" meta:page-count="3" meta:paragraph-count="70" meta:word-count="1009" meta:character-count="6314"/>
    <dc:date>2012-11-06T15:22:41.58</dc:date>
    <meta:editing-duration>PT34S</meta:editing-duration>
    <meta:editing-cycles>1</meta:editing-cycles>
    <meta:generator>OpenOffice.org/3.4.1$Win32 OpenOffice.org_project/341m1$Build-9593</meta:generator>
  </office:meta>
</office:document-meta>
</file>